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0b4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e5380"/>
    </style:style>
    <style:style style:name="P4" style:family="paragraph" style:parent-style-name="Standard">
      <style:paragraph-properties fo:text-align="justify" style:justify-single-word="false"/>
      <style:text-properties officeooo:rsid="001fd537" officeooo:paragraph-rsid="001fd537"/>
    </style:style>
    <style:style style:name="T1" style:family="text">
      <style:text-properties officeooo:rsid="001d0b4c"/>
    </style:style>
    <style:style style:name="T2" style:family="text">
      <style:text-properties officeooo:rsid="001e5380"/>
    </style:style>
    <style:style style:name="T3" style:family="text">
      <style:text-properties officeooo:rsid="001fd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á, <text:span text:style-name="T1">sou o</text:span> <text:span text:style-name="T1">Jorge </text:span>e estou aqui para apresentar um modelo de trabalho inovador que pode trazer inúmeros benefícios para <text:span text:style-name="T1">a CAIXA</text:span>: o Squad as a Service.</text:p>
      <text:p text:style-name="P2">Imagine<text:span text:style-name="T2">m</text:span> um <text:span text:style-name="T2">time</text:span> multidisciplinar de especialistas, prontos para se integrar ao <text:span text:style-name="T1">nosso </text:span>negócio e impulsionar <text:span text:style-name="T1">nossos</text:span> projetos com agilidade, inovação e excelência. É exatamente isso que o Squad as a Service oferece !</text:p>
      <text:p text:style-name="P2"><text:span text:style-name="T1">Mas o que é o</text:span> Squad as a Service?</text:p>
      <text:p text:style-name="P2"><text:span text:style-name="T1">O </text:span>Squad as a Service é um modelo que agrega times ágeis de desenvolvimento a <text:span text:style-name="T1">uma</text:span> empresa <text:span text:style-name="T2">contratante</text:span>, oferecendo soluções estratégicas e garantindo agilidade aos negócios. Ess<text:span text:style-name="T2">e</text:span>s <text:span text:style-name="T2">times</text:span> multidisciplinares, compost<text:span text:style-name="T2">o</text:span>s por especialistas em desenvolvimento, design e gerenciadas por um Tech Leader, têm o objetivo de construir soluções inovadoras junto com <text:span text:style-name="T1">o time</text:span> intern<text:span text:style-name="T1">o</text:span>.</text:p>
      <text:p text:style-name="P1"><text:span text:style-name="T1">E quais os b</text:span>enefícios do Squad as a Service ?</text:p>
      <text:p text:style-name="P2">Agilidade e produtividade: Os squads funcionam de forma autônoma, liberando <text:span text:style-name="T1">o time</text:span> da burocracia e acelerando o desenvolvimento de projetos.</text:p>
      <text:p text:style-name="P2">Equipe multidisciplinar: O time é composto por p<text:span text:style-name="T2">rofissionais</text:span> de áreas distintas, como desenvolvimento, design e gerenciamento, garantindo uma visão 360° do projeto.</text:p>
      <text:p text:style-name="P2">Foco no core business: Ao contratar<text:span text:style-name="T1">mos</text:span> um Squad as a Service, a <text:span text:style-name="T1">CAIXA</text:span> pode<text:span text:style-name="T2">rá</text:span> focar no desenvolvimento do <text:span text:style-name="T2">nosso</text:span> negócio principal, enquanto o squad se encarrega das atividades relevantes.</text:p>
      <text:p text:style-name="P2">Flexibilidade: <text:span text:style-name="T1">A CAIXA</text:span> tem a flexibilidade de aumentar ou diminuir <text:span text:style-name="T2">o time</text:span> conforme a necessidade do projeto.</text:p>
      <text:p text:style-name="P2">Entrega de valor: Com entregas e feedbacks contínuos, o Squad as a Service garante a eficiência do projeto e a entrega de valor para o negócio <text:span text:style-name="T2">e para CAIXA</text:span>.</text:p>
      <text:p text:style-name="P2">Como funciona o Squad as a Service?</text:p>
      <text:p text:style-name="P2">O Squad as a Service funciona como parte integrante da <text:span text:style-name="T2">empresa</text:span>, com a cultura e aprendizado d<text:span text:style-name="T2">o</text:span> <text:span text:style-name="T2">time</text:span> desenvolvidos em benefício do negócio. O squad assume projetos e oferece produtividade, inovação e segurança, apoiando estrategicamente o crescimento e expansão <text:span text:style-name="T1">dos negócios</text:span>.</text:p>
      <text:p text:style-name="P2">A gestão do projeto é responsabilidade do Squad, enquanto <text:span text:style-name="T1">a </text:span><text:span text:style-name="T2">CAIXA atua</text:span> como stakeholder, acompanhando de perto todo o processo de desenvolvimento.</text:p>
      <text:p text:style-name="P1"><text:span text:style-name="T1">E para concluir, o</text:span> Squad as a Service é uma alternativa inovadora e eficaz para desenvolver projetos <text:span text:style-name="T1">diversos</text:span>, agregando valor, agilidade e flexibilidade ao <text:span text:style-name="T1">nosso</text:span> negócio. Ao adotar<text:span text:style-name="T1">mos</text:span> esse modelo, <text:span text:style-name="T1">teremos</text:span> acesso a um <text:span text:style-name="T2">time</text:span> de especialistas prontos para impulsionar <text:span text:style-name="T1">nosso</text:span>s projetos e entregar resultados excepcionais.</text:p>
      <text:p text:style-name="P3">Então, o que você<text:span text:style-name="T1">s</text:span> acha<text:span text:style-name="T1">m</text:span> de experimentar<text:span text:style-name="T1">mos</text:span> o Squad as a Service e ver os benefícios na prática <text:span text:style-name="T2">para a CAIXA</text:span>? </text:p>
      <text:p text:style-name="P3">Est<text:span text:style-name="T1">ou</text:span> à disposição para conversar<text:span text:style-name="T1">mos</text:span> mais sobre como esse modelo pode se adaptar às necessidades da <text:span text:style-name="T1">nossa</text:span> empresa. </text:p>
      <text:p text:style-name="P1"><text:span text:style-name="T2">M</text:span><text:span text:style-name="T3">ui</text:span><text:span text:style-name="T2">to o</text:span>brigado pela atenção!</text:p>
      <text:p text:style-name="P4">Até a próxima 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21:05:35.717000000</meta:creation-date>
    <dc:date>2024-07-24T19:33:40.322000000</dc:date>
    <meta:editing-duration>PT22H28M4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8" meta:word-count="412" meta:character-count="2599" meta:non-whitespace-character-count="2203"/>
  </office:meta>
</office:document-meta>
</file>